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4" style:family="graphic" style:parent-style-name="standard">
      <style:graphic-properties draw:textarea-horizontal-align="justify" draw:textarea-vertical-align="middle" draw:auto-grow-height="false" fo:min-height="0.95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</style:style>
    <style:style style:name="gr8" style:family="graphic" style:parent-style-name="standard">
      <style:graphic-properties draw:stroke="none" svg:stroke-color="#000000" draw:fill="none" draw:fill-color="#ffffff" fo:min-height="0.75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0.966cm" fo:min-width="0.844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807cm" svg:y="2.7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802cm" svg:y="5.289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cm" svg:height="1.7cm" svg:x="16.052cm" svg:y="4.851cm">
          <text:p text:style-name="P1"><text:span text:style-name="T1">Exc</text:span><text:span text:style-name="T1">epti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cm" svg:height="1.7cm" svg:x="13.4cm" svg:y="6.799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.9cm" svg:height="1.817cm" svg:x="5.101cm" svg:y="8.2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3.253cm" svg:y1="4.066cm" svg:x2="16.52cm" svg:y2="5.1cm" draw:start-shape="id1" draw:start-glue-point="9" draw:end-shape="id2" draw:end-glue-point="5" svg:d="M13253 4066l3267 1034" svg:viewBox="0 0 3268 1035">
          <text:p/>
        </draw:connector>
        <draw:connector draw:style-name="gr6" draw:text-style-name="P3" draw:layer="layout" draw:type="line" svg:x1="9.065cm" svg:y1="6.664cm" svg:x2="6.723cm" svg:y2="8.466cm" draw:start-shape="id3" draw:start-glue-point="7" draw:end-shape="id4" draw:end-glue-point="11" svg:d="M9065 6664l-2342 1802" svg:viewBox="0 0 2343 1803">
          <text:p/>
        </draw:connector>
        <draw:frame draw:style-name="gr7" draw:text-style-name="P4" draw:layer="layout" svg:width="2.3cm" svg:height="1.353cm" svg:x="5.801cm" svg:y="6.9cm">
          <draw:text-box>
            <text:p><text:span text:style-name="T1">E </text:span><text:span text:style-name="T1">&gt;= </text:span><text:span text:style-name="T1">0</text:span></text:p>
          </draw:text-box>
        </draw:frame>
        <draw:connector draw:style-name="gr6" draw:text-style-name="P3" draw:layer="layout" draw:type="line" svg:x1="10.338cm" svg:y1="6.664cm" svg:x2="13.839cm" svg:y2="7.048cm" draw:start-shape="id3" draw:start-glue-point="9" draw:end-shape="id5" draw:end-glue-point="5" svg:d="M10338 6664l3501 384" svg:viewBox="0 0 3502 385">
          <text:p/>
        </draw:connector>
        <draw:frame draw:style-name="gr8" draw:text-style-name="P4" draw:layer="layout" svg:width="1.9cm" svg:height="1.002cm" svg:x="11.6cm" svg:y="5.897cm">
          <draw:text-box>
            <text:p><text:span text:style-name="T1">E &lt; 0</text:span></text:p>
          </draw:text-box>
        </draw:frame>
        <draw:frame draw:style-name="gr9" draw:text-style-name="P5" draw:layer="layout" svg:width="3.8cm" svg:height="1cm" svg:x="14cm" svg:y="3.799cm">
          <draw:text-box>
            <text:p text:style-name="P1"><text:span text:style-name="T1">E &gt; V1*V2</text:span></text:p>
          </draw:text-box>
        </draw:frame>
        <draw:connector draw:style-name="gr6" draw:text-style-name="P3" draw:layer="layout" draw:type="line" svg:x1="12.055cm" svg:y1="4.066cm" svg:x2="10.338cm" svg:y2="5.525cm" draw:start-shape="id1" draw:start-glue-point="7" draw:end-shape="id3" draw:end-glue-point="11" svg:d="M12055 4066l-1717 1459" svg:viewBox="0 0 1718 1460">
          <text:p/>
        </draw:connector>
        <draw:custom-shape draw:style-name="gr10" draw:text-style-name="P2" xml:id="id6" draw:id="id6" draw:layer="layout" svg:width="1.9cm" svg:height="1.72cm" svg:x="11.1cm" svg:y="8.288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99cm" svg:height="1.611cm" svg:x="2.501cm" svg:y="15.988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723cm" svg:y1="9.751cm" svg:x2="11.378cm" svg:y2="9.756cm" draw:start-shape="id4" draw:start-glue-point="9" draw:end-shape="id6" draw:end-glue-point="7" svg:d="M6723 9751l4655 5" svg:viewBox="0 0 4656 6">
          <text:p/>
        </draw:connector>
        <draw:connector draw:style-name="gr6" draw:text-style-name="P3" draw:layer="layout" draw:type="line" svg:x1="6.178cm" svg:y1="13.85cm" svg:x2="4.037cm" svg:y2="16.224cm" draw:start-shape="id7" draw:start-glue-point="7" draw:end-shape="id8" draw:end-glue-point="11" svg:d="M6178 13850l-2141 2374" svg:viewBox="0 0 2142 2375">
          <text:p/>
        </draw:connector>
        <draw:frame draw:style-name="gr11" draw:text-style-name="P4" draw:layer="layout" svg:width="3cm" svg:height="0.9cm" svg:x="2.4cm" svg:y="14.099cm">
          <draw:text-box>
            <text:p><text:span text:style-name="T1">G.E() &gt;= E</text:span></text:p>
          </draw:text-box>
        </draw:frame>
        <draw:frame draw:style-name="gr12" draw:text-style-name="P4" draw:layer="layout" svg:width="3.5cm" svg:height="0.806cm" svg:x="7.4cm" svg:y="9.793cm">
          <draw:text-box>
            <text:p><text:span text:style-name="T1">i &lt; V1 + V2</text:span></text:p>
          </draw:text-box>
        </draw:frame>
        <draw:connector draw:style-name="gr6" draw:text-style-name="P3" draw:layer="layout" draw:type="line" svg:x1="11.1cm" svg:y1="9.148cm" svg:x2="7.001cm" svg:y2="9.109cm" draw:start-shape="id6" draw:start-glue-point="6" draw:end-shape="id4" draw:end-glue-point="10" svg:d="M11100 9148l-4099-39" svg:viewBox="0 0 4100 40">
          <text:p/>
        </draw:connector>
        <draw:frame draw:style-name="gr9" draw:text-style-name="P5" draw:layer="layout" svg:width="3.8cm" svg:height="1cm" svg:x="8.2cm" svg:y="3.999cm">
          <draw:text-box>
            <text:p text:style-name="P1"><text:span text:style-name="T1">E &lt;= V1*V2</text:span></text:p>
          </draw:text-box>
        </draw:frame>
        <draw:custom-shape draw:style-name="gr5" draw:text-style-name="P2" xml:id="id7" draw:id="id7" draw:layer="layout" svg:width="1.9cm" svg:height="1.817cm" svg:x="5.9cm" svg:y="12.299cm">
          <draw:glue-point draw:id="12" svg:x="5cm" svg:y="2.157cm"/>
          <text:p text:style-name="P1"><text:span text:style-name="T1">wh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94cm" svg:height="1.6cm" svg:x="8.7cm" svg:y="16.299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cm" svg:height="0.9cm" svg:x="5.9cm" svg:y="15.099cm">
          <draw:text-box>
            <text:p><text:span text:style-name="T1">G.E() &lt; E</text:span></text:p>
          </draw:text-box>
        </draw:frame>
        <draw:connector draw:style-name="gr6" draw:text-style-name="P3" draw:layer="layout" draw:type="line" svg:x1="7.522cm" svg:y1="13.85cm" svg:x2="8.948cm" svg:y2="16.533cm" draw:start-shape="id7" draw:start-glue-point="9" draw:end-shape="id9" draw:end-glue-point="5" svg:d="M7522 13850l1426 2683" svg:viewBox="0 0 1427 2684">
          <text:p/>
        </draw:connector>
        <draw:custom-shape draw:style-name="gr10" draw:text-style-name="P2" xml:id="id10" draw:id="id10" draw:layer="layout" svg:width="1.9cm" svg:height="1.72cm" svg:x="12.9cm" svg:y="16.19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146cm" svg:y1="17.665cm" svg:x2="13.178cm" svg:y2="17.667cm" draw:start-shape="id9" draw:start-glue-point="9" draw:end-shape="id10" draw:end-glue-point="7" svg:d="M10146 17665l3032 2" svg:viewBox="0 0 3033 3">
          <text:p/>
        </draw:connector>
        <draw:frame draw:style-name="gr12" draw:text-style-name="P4" draw:layer="layout" svg:width="3.5cm" svg:height="0.806cm" svg:x="10cm" svg:y="17.899cm">
          <draw:text-box>
            <text:p><text:span text:style-name="T1">!contains(e)</text:span></text:p>
          </draw:text-box>
        </draw:frame>
        <draw:frame draw:style-name="gr12" draw:text-style-name="P4" draw:layer="layout" svg:width="3.5cm" svg:height="0.806cm" svg:x="9.1cm" svg:y="15.193cm">
          <draw:text-box>
            <text:p><text:span text:style-name="T1">contains(e)</text:span></text:p>
          </draw:text-box>
        </draw:frame>
        <draw:connector draw:style-name="gr6" draw:text-style-name="P3" draw:layer="layout" draw:type="line" svg:x1="9.547cm" svg:y1="16.299cm" svg:x2="7.8cm" svg:y2="13.208cm" draw:start-shape="id9" draw:start-glue-point="4" draw:end-shape="id7" draw:end-glue-point="10" svg:d="M9547 16299l-1747-3091" svg:viewBox="0 0 1748 3092">
          <text:p/>
        </draw:connector>
        <draw:connector draw:style-name="gr6" draw:text-style-name="P3" draw:layer="layout" draw:type="line" svg:x1="13.85cm" svg:y1="16.199cm" svg:x2="7.522cm" svg:y2="12.565cm" draw:start-shape="id10" draw:start-glue-point="4" draw:end-shape="id7" draw:end-glue-point="11" svg:d="M13850 16199l-6328-3634" svg:viewBox="0 0 6329 3635">
          <text:p/>
        </draw:connector>
        <draw:connector draw:style-name="gr6" draw:text-style-name="P3" draw:layer="layout" draw:type="line" svg:x1="6.051cm" svg:y1="10.017cm" svg:x2="6.85cm" svg:y2="12.299cm" draw:start-shape="id4" draw:start-glue-point="8" draw:end-shape="id7" draw:end-glue-point="4" svg:d="M6051 10017l799 2282" svg:viewBox="0 0 800 2283">
          <text:p/>
        </draw:connector>
        <draw:frame draw:style-name="gr12" draw:text-style-name="P4" draw:layer="layout" svg:width="3.5cm" svg:height="0.806cm" svg:x="6.6cm" svg:y="10.993cm">
          <draw:text-box>
            <text:p><text:span text:style-name="T1">i &gt;= V1 + V2</text:span></text:p>
          </draw:text-box>
        </draw:frame>
        <draw:connector draw:style-name="gr6" draw:text-style-name="P3" draw:layer="layout" draw:type="line" svg:x1="12.672cm" svg:y1="1.671cm" svg:x2="12.654cm" svg:y2="2.7cm" draw:end-shape="id1" draw:end-glue-point="4" svg:d="M12672 1671l-18 1029" svg:viewBox="0 0 19 10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02:30.440081705</meta:creation-date>
    <dc:date>2017-10-16T13:56:37.428398363</dc:date>
    <meta:editing-duration>PT2H43M53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